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e2d" officeooo:paragraph-rsid="000a0e2d"/>
    </style:style>
    <style:style style:name="P2" style:family="paragraph" style:parent-style-name="Standard">
      <style:text-properties officeooo:rsid="000ac518" officeooo:paragraph-rsid="000ac518"/>
    </style:style>
    <style:style style:name="P3" style:family="paragraph" style:parent-style-name="Standard">
      <style:text-properties officeooo:rsid="000c39ae" officeooo:paragraph-rsid="000c39ae"/>
    </style:style>
    <style:style style:name="P4" style:family="paragraph" style:parent-style-name="Standard">
      <style:text-properties officeooo:rsid="000e3067" officeooo:paragraph-rsid="000e3067"/>
    </style:style>
    <style:style style:name="P5" style:family="paragraph" style:parent-style-name="Standard">
      <style:text-properties officeooo:rsid="00105d07" officeooo:paragraph-rsid="00105d07"/>
    </style:style>
    <style:style style:name="P6" style:family="paragraph" style:parent-style-name="Standard">
      <style:text-properties officeooo:rsid="0013e81c" officeooo:paragraph-rsid="0013e81c"/>
    </style:style>
    <style:style style:name="P7" style:family="paragraph" style:parent-style-name="Standard">
      <style:text-properties officeooo:rsid="0013ee34" officeooo:paragraph-rsid="0013ee34"/>
    </style:style>
    <style:style style:name="P8" style:family="paragraph" style:parent-style-name="Standard">
      <style:text-properties officeooo:rsid="001505f0" officeooo:paragraph-rsid="001505f0"/>
    </style:style>
    <style:style style:name="P9" style:family="paragraph" style:parent-style-name="Standard">
      <style:text-properties officeooo:rsid="0016bcd1" officeooo:paragraph-rsid="0016bcd1"/>
    </style:style>
    <style:style style:name="P10" style:family="paragraph" style:parent-style-name="Standard">
      <style:text-properties officeooo:rsid="0017c889" officeooo:paragraph-rsid="001a7a41"/>
    </style:style>
    <style:style style:name="P11" style:family="paragraph" style:parent-style-name="Standard">
      <style:text-properties officeooo:rsid="0017e66b" officeooo:paragraph-rsid="0017e66b"/>
    </style:style>
    <style:style style:name="P12" style:family="paragraph" style:parent-style-name="Standard">
      <style:text-properties officeooo:rsid="001a7a41" officeooo:paragraph-rsid="001a7a41"/>
    </style:style>
    <style:style style:name="P13" style:family="paragraph" style:parent-style-name="Standard">
      <style:text-properties officeooo:rsid="002d9f09" officeooo:paragraph-rsid="002d9f09"/>
    </style:style>
    <style:style style:name="P14" style:family="paragraph" style:parent-style-name="Standard">
      <style:text-properties fo:font-size="18pt" fo:font-weight="bold" officeooo:rsid="000a0e2d" officeooo:paragraph-rsid="000a0e2d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4pt" fo:font-weight="bold" officeooo:rsid="000c39ae" officeooo:paragraph-rsid="000c39ae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officeooo:rsid="002d9f09" officeooo:paragraph-rsid="002d9f09" style:font-size-asian="14pt" style:font-size-complex="14pt"/>
    </style:style>
    <style:style style:name="T1" style:family="text">
      <style:text-properties officeooo:rsid="000de09e"/>
    </style:style>
    <style:style style:name="T2" style:family="text">
      <style:text-properties officeooo:rsid="000fff9a"/>
    </style:style>
    <style:style style:name="T3" style:family="text">
      <style:text-properties officeooo:rsid="0011b5b9"/>
    </style:style>
    <style:style style:name="T4" style:family="text">
      <style:text-properties officeooo:rsid="001781de"/>
    </style:style>
    <style:style style:name="T5" style:family="text">
      <style:text-properties officeooo:rsid="00192c4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69570" style:font-weight-asian="bold" style:font-weight-complex="bold"/>
    </style:style>
    <style:style style:name="T8" style:family="text">
      <style:text-properties officeooo:rsid="001ac293"/>
    </style:style>
    <style:style style:name="T9" style:family="text">
      <style:text-properties officeooo:rsid="001c98b2"/>
    </style:style>
    <style:style style:name="T10" style:family="text">
      <style:text-properties officeooo:rsid="001e3d52"/>
    </style:style>
    <style:style style:name="T11" style:family="text">
      <style:text-properties officeooo:rsid="0021cdd7"/>
    </style:style>
    <style:style style:name="T12" style:family="text">
      <style:text-properties officeooo:rsid="00231ad7"/>
    </style:style>
    <style:style style:name="T13" style:family="text">
      <style:text-properties officeooo:rsid="00254b4e"/>
    </style:style>
    <style:style style:name="T14" style:family="text">
      <style:text-properties officeooo:rsid="0029ae4e"/>
    </style:style>
    <style:style style:name="T15" style:family="text">
      <style:text-properties officeooo:rsid="002b29b0"/>
    </style:style>
    <style:style style:name="T16" style:family="text">
      <style:text-properties officeooo:rsid="002d2fb8"/>
    </style:style>
    <style:style style:name="T17" style:family="text">
      <style:text-properties officeooo:rsid="002d6342"/>
    </style:style>
    <style:style style:name="T18" style:family="text">
      <style:text-properties officeooo:rsid="002e9c8a"/>
    </style:style>
    <style:style style:name="T19" style:family="text">
      <style:text-properties officeooo:rsid="002f6903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Story telling with data</text:p>
      <text:p text:style-name="P1"/>
      <text:p text:style-name="P12">Deux types de data visualisation</text:p>
      <text:p text:style-name="P2">- Exploratoire</text:p>
      <text:p text:style-name="P2">- Explicative</text:p>
      <text:p text:style-name="P2"/>
      <text:p text:style-name="P15">Tips</text:p>
      <text:p text:style-name="P3">- Tableau minimal borders, <text:span text:style-name="T1">attention sur les nombres</text:span></text:p>
      <text:p text:style-name="P4">- Heatmap : saturation d’une seule couleur <text:span text:style-name="T2">(jouer sur l’opacité)</text:span></text:p>
      <text:p text:style-name="P5">- Slop graphs : <text:span text:style-name="T3">visualiser une évolution entre deux catégories ou deux dates</text:span></text:p>
      <text:p text:style-name="P6">- Diagramme à bande : transposer pour écrire les catégories à l’horizontal</text:p>
      <text:p text:style-name="P7">- Moins il y a de dimensions mieux c’es<text:span text:style-name="T8">t</text:span></text:p>
      <text:p text:style-name="P8">- Utiliser des surfaces pour représenter de grandes variations</text:p>
      <text:p text:style-name="P9">- Eviter les camemberts <text:span text:style-name="T4">2D/3D si la comparaison des valeurs est compliquée à l’oeil nu</text:span></text:p>
      <text:p text:style-name="P9">- <text:span text:style-name="T16">Utiliser le contraste pour faire ressortir des éléments</text:span></text:p>
      <text:p text:style-name="P9">- <text:span text:style-name="T17">Aligner des éléments pour résoudre le désordre</text:span></text:p>
      <text:p text:style-name="P9"/>
      <text:p text:style-name="P16"><text:span text:style-name="T7">C</text:span><text:span text:style-name="T6">ouleurs</text:span></text:p>
      <text:p text:style-name="P13">- Attention aux daltoniens (8% des hommes)</text:p>
      <text:p text:style-name="P13">- <text:span text:style-name="T18">Couleurs de l’entreprise</text:span></text:p>
      <text:p text:style-name="P13">- <text:span text:style-name="T19">Cohérence des couleurs (concepts associés à des couleurs)</text:span></text:p>
      <text:p text:style-name="P13"/>
      <text:p text:style-name="P10"><text:span text:style-name="T20">Princpes de Gestalt</text:span> </text:p>
      <text:p text:style-name="P10"><text:span text:style-name="T9">- Utilisés p</text:span>our ordonner un diagramme, <text:span text:style-name="T11">associer de éléments</text:span></text:p>
      <text:p text:style-name="P11">- Notre cerveau regroupe les éléments proches, qui se ressemblent <text:span text:style-name="T5">(couleur, forme)</text:span></text:p>
      <text:p text:style-name="P7">- <text:span text:style-name="T10">Des objets dans une même frontière nous semblent connectés</text:span></text:p>
      <text:p text:style-name="P7">- <text:span text:style-name="T12">Nous avons tendance à compléter des formes incomplètes</text:span></text:p>
      <text:p text:style-name="P7">- <text:span text:style-name="T13">Nous continuons naturellement les objets suivant le chemin le plus simple </text:span><text:span text:style-name="T15">(supprimer les lignes des axes sur des graphiques)</text:span></text:p>
      <text:p text:style-name="P7">- <text:span text:style-name="T14">Des objets connectés appartiennent au même group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4:44:15.675866250</meta:creation-date>
    <meta:generator>LibreOffice/7.3.7.2$Linux_X86_64 LibreOffice_project/30$Build-2</meta:generator>
    <dc:date>2024-06-07T15:44:14.681972745</dc:date>
    <meta:editing-duration>PT59M38S</meta:editing-duration>
    <meta:editing-cycles>44</meta:editing-cycles>
    <meta:document-statistic meta:table-count="0" meta:image-count="0" meta:object-count="0" meta:page-count="1" meta:paragraph-count="25" meta:word-count="199" meta:character-count="1234" meta:non-whitespace-character-count="1059"/>
  </office:meta>
</office:document-meta>
</file>